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standard">
      <style:graphic-properties svg:stroke-color="#ff0000" draw:fill-color="#cc0000" draw:textarea-horizontal-align="justify" draw:textarea-vertical-align="middle" draw:auto-grow-height="false" fo:min-height="1.554cm" fo:min-width="7.228cm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2.572cm"/>
      <style:paragraph-properties style:writing-mode="lr-tb"/>
    </style:style>
    <style:style style:name="pr4" style:family="presentation" style:parent-style-name="Predeterminado-subtitle">
      <style:graphic-properties draw:fill-color="#ffffff" fo:min-height="6.33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cc0000"/>
      <style:paragraph-properties fo:text-align="center"/>
    </style:style>
    <style:style style:name="T1" style:family="text">
      <style:text-properties fo:color="#333333" fo:font-size="44pt" style:font-size-asian="44pt" style:font-size-complex="44pt"/>
    </style:style>
    <style:style style:name="T2" style:family="text">
      <style:text-properties fo:color="#333333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color="#333333" fo:font-size="28pt" style:font-size-asian="28pt" style:font-size-complex="28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666666" fo:font-size="24pt" style:font-size-asian="24pt" style:font-size-complex="24pt"/>
    </style:style>
    <style:style style:name="T9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1c1c1c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Resolviendo el enigma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Identificar el problema</text:span></text:p>
            <text:p text:style-name="P1"><text:span text:style-name="T1"/></text:p>
            <text:p text:style-name="P1"><text:span text:style-name="T2">Que es un palindrome?</text:span></text:p>
            <text:p text:style-name="P1"><text:span text:style-name="T2"/></text:p>
            <text:p text:style-name="P1"><text:span text:style-name="T3">Los palíndromos son palabras o frases que pueden ser leídas al derecho y al revés sin alterar su significado o el orden en que son escrita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Tenemos entradas y salidas</text:p>
          </draw:text-box>
        </draw:frame>
        <draw:frame presentation:style-name="pr2" draw:text-style-name="P2" draw:layer="layout" svg:width="25.199cm" svg:height="13.547cm" svg:x="1.4cm" svg:y="1.48cm" presentation:class="subtitle" presentation:user-transformed="true">
          <draw:text-box>
            <text:p text:style-name="P1"><text:span text:style-name="T1"/></text:p>
            <text:p text:style-name="P1"><text:span text:style-name="T4">Ejemplos:</text:span></text:p>
            <text:p text:style-name="P1"><text:span text:style-name="T5">Ana <text:s text:c="6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=&gt; <text:s text:c="2"/>Palindrome</text:span></text:p>
            <text:p text:style-name="P1"><text:span text:style-name="T5">Bob <text:s text:c="6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=&gt; <text:s text:c="2"/>Palindrome</text:span></text:p>
            <text:p text:style-name="P1"><text:span text:style-name="T5">Humberto </text:span><text:span text:style-name="T5"><text:tab/></text:span><text:span text:style-name="T5"><text:tab/></text:span><text:span text:style-name="T5"><text:tab/></text:span><text:span text:style-name="T5"><text:tab/></text:span><text:span text:style-name="T5">=&gt; <text:s text:c="2"/>No Palindrome</text:span></text:p>
            <text:p text:style-name="P1"><text:span text:style-name="T5">Anita lava la tina </text:span><text:span text:style-name="T5"><text:tab/></text:span><text:span text:style-name="T5">=&gt; <text:s text:c="2"/>Palindrome</text:span></text:p>
            <text:p text:style-name="P1"><text:span text:style-name="T5">Palindrome </text:span><text:span text:style-name="T5"><text:tab/></text:span><text:span text:style-name="T5"><text:tab/></text:span><text:span text:style-name="T5"><text:tab/></text:span><text:span text:style-name="T5">=&gt; <text:s text:c="2"/>No Palindrome</text:span></text:p>
            <text:p text:style-name="P1"><text:span text:style-name="T5">Luz azul <text:s text:c="12"/></text:span><text:span text:style-name="T5"><text:tab/></text:span><text:span text:style-name="T5"><text:tab/></text:span><text:span text:style-name="T5">=&gt; <text:s text:c="2"/>Palindrome</text:span></text:p>
            <text:p text:style-name="P1"><text:span text:style-name="T5">Yo hago yoga hoy </text:span><text:span text:style-name="T5"><text:tab/></text:span><text:span text:style-name="T5">=&gt; <text:s text:c="2"/>Palindrome</text:span></text:p>
            <text:p text:style-name="P1"><text:span text:style-name="T5">El queso del raton </text:span><text:span text:style-name="T5"><text:tab/></text:span><text:span text:style-name="T5">=&gt; <text:s text:c="2"/>No palindrome</text:span></text:p>
            <text:p text:style-name="P1"><text:span text:style-name="T1"/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Algoritmo : PsudoCodigo</text:p>
          </draw:text-box>
        </draw:frame>
        <draw:frame presentation:style-name="pr2" draw:text-style-name="P2" draw:layer="layout" svg:width="25.199cm" svg:height="13.065cm" svg:x="1.4cm" svg:y="1.721cm" presentation:class="subtitle" presentation:user-transformed="true">
          <draw:text-box>
            <text:p text:style-name="P1"><text:span text:style-name="T1"/></text:p>
            <text:p text:style-name="P1"><text:span text:style-name="T6">1.- </text:span><text:span text:style-name="T7">Ingresa la frase</text:span><text:span text:style-name="T6"> a analizar</text:span></text:p>
            <text:p text:style-name="P1"><text:span text:style-name="T8">R = anita lava la tina</text:span></text:p>
            <text:p text:style-name="P1"><text:span text:style-name="T6">2.- </text:span><text:span text:style-name="T7">Voltean</text:span><text:span text:style-name="T9"> la frase al </text:span><text:span text:style-name="T7">revez</text:span></text:p>
            <text:p text:style-name="P1"><text:span text:style-name="T8">R= anit al aval atina</text:span></text:p>
            <text:p text:style-name="P1"><text:span text:style-name="T7">3.- Evita los espacios </text:span><text:span text:style-name="T9">por que no es entendible</text:span></text:p>
            <text:p text:style-name="P1"><text:span text:style-name="T8">R= anitalavalatina</text:span></text:p>
            <text:p text:style-name="P1"><text:span text:style-name="T6">4.- </text:span><text:span text:style-name="T7">Compara que son iguales </text:span></text:p>
            <text:p text:style-name="P1"><text:span text:style-name="T8">R= anita lava la tina = anitalavalatina</text:span></text:p>
            <text:p text:style-name="P1"><text:span text:style-name="T6">5.- Quita los espacios en blanco de la primera frase y compara</text:span></text:p>
            <text:p text:style-name="P1"><text:span text:style-name="T7">R = anitalavalatina = anitalavalatina</text:span></text:p>
            <text:p text:style-name="P1"><text:span text:style-name="T7">6.- Decide </text:span><text:span text:style-name="T9">que es</text:span></text:p>
            <text:p text:style-name="P1"><text:span text:style-name="T10">R= Es una palindrome 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layer="layout" svg:width="25.199cm" svg:height="2.629cm" svg:x="1cm" svg:y="0.628cm" presentation:class="title" presentation:user-transformed="true">
          <draw:text-box>
            <text:p>Cosas del lenguaje “Es bueno leer”</text:p>
          </draw:text-box>
        </draw:frame>
        <draw:frame presentation:style-name="pr4" draw:text-style-name="P2" draw:layer="layout" svg:width="25.199cm" svg:height="6.334cm" svg:x="1.401cm" svg:y="3.4cm" presentation:class="subtitle" presentation:user-transformed="true">
          <draw:text-box>
            <text:p text:style-name="P1"><text:span text:style-name="T1">ANITA LAVA LA TINA</text:span></text:p>
            <text:p text:style-name="P1"><text:span text:style-name="T1"/></text:p>
            <text:p text:style-name="P1"><text:span text:style-name="T1">A <text:s/>N <text:s/>I <text:s/>T <text:s/>A <text:s/>L <text:s/>A <text:s/>V <text:s/>A <text:s/>L <text:s/>A <text:s/>T <text:s/>I <text:s/>N <text:s/>A</text:span></text:p>
          </draw:text-box>
        </draw:frame>
        <draw:frame draw:style-name="gr2" draw:text-style-name="P4" draw:layer="layout" svg:width="16.568cm" svg:height="3.806cm" svg:x="10.632cm" svg:y="10.6cm">
          <draw:text-box>
            <text:p><text:a xlink:href="https://www.php.net/manual/es/language.types.string.php" xlink:type="simple">https://www.php.net/manual/es/language.types.string.php</text:a></text:p>
            <text:p/>
            <text:p><text:a xlink:href="https://www.php.net/manual/es/ref.strings.php" xlink:type="simple">https://www.php.net/manual/es/ref.strings.php</text:a></text:p>
            <text:p/>
            <text:p><text:a xlink:href="https://www.php.net/manual/es/book.array.php" xlink:type="simple">https://www.php.net/manual/es/book.array.php</text:a><text:tab/></text:p>
          </draw:text-box>
        </draw:frame>
        <draw:custom-shape draw:style-name="gr3" draw:text-style-name="P5" draw:layer="layout" svg:width="8.832cm" svg:height="3.606cm" svg:x="1.4cm" svg:y="10.3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2:38:01.206747821</meta:creation-date>
    <dc:date>2021-03-12T13:08:34.414488859</dc:date>
    <meta:editing-duration>PT2S</meta:editing-duration>
    <meta:editing-cycles>1</meta:editing-cycles>
    <meta:document-statistic meta:object-count="39"/>
    <meta:generator>LibreOffice/6.4.7.2$Linux_X86_64 LibreOffice_project/40$Build-2</meta:generator>
  </office:meta>
</office:document-meta>
</file>